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missionDeniedException.PermissionDenie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missionDeniedException.PermissionDeni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